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cc"/>
    </style:style>
    <style:style style:name="ce6" style:family="table-cell" style:parent-style-name="Default" style:data-style-name="N0">
      <style:table-cell-properties fo:background-color="#ffffcc"/>
    </style:style>
  </office:automatic-styles>
  <office:body>
    <office:spreadsheet>
      <table:table table:name="LogN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lower bound</text:p>
          </table:table-cell>
          <table:table-cell table:style-name="ce2" office:value-type="string" calcext:value-type="string">
            <text:p>index'</text:p>
          </table:table-cell>
          <table:table-cell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uckets</text:p>
          </table:table-cell>
          <table:table-cell table:style-name="ce1" office:value-type="string" calcext:value-type="string">
            <text:p>scale</text:p>
          </table:table-cell>
          <table:table-cell table:style-name="ce1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[.$E$2];[.A2]/[.$F$2]) * [.$G$2]" office:value-type="float" office:value="0.1" calcext:value-type="float">
            <text:p>0.1</text:p>
          </table:table-cell>
          <table:table-cell table:formula="of:=INT(LOG([.B2]/[.$G$2]; 10)*[.$F$2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$E$2];[.A3]/[.$F$2]) * [.$G$2]" office:value-type="float" office:value="0.215443469003188" calcext:value-type="float">
            <text:p>0.215443469</text:p>
          </table:table-cell>
          <table:table-cell table:formula="of:=INT(LOG([.B3]/[.$G$2]; 10)*[.$F$2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[.$E$2];[.A4]/[.$F$2]) * [.$G$2]" office:value-type="float" office:value="0.464158883361278" calcext:value-type="float">
            <text:p>0.4641588834</text:p>
          </table:table-cell>
          <table:table-cell table:formula="of:=INT(LOG([.B4]/[.$G$2]; 10)*[.$F$2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[.$E$2];[.A5]/[.$F$2]) * [.$G$2]" office:value-type="float" office:value="1" calcext:value-type="float">
            <text:p>1</text:p>
          </table:table-cell>
          <table:table-cell table:formula="of:=INT(LOG([.B5]/[.$G$2]; 10)*[.$F$2]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[.$E$2];[.A6]/[.$F$2]) * [.$G$2]" office:value-type="float" office:value="2.15443469003188" calcext:value-type="float">
            <text:p>2.15443469</text:p>
          </table:table-cell>
          <table:table-cell table:formula="of:=INT(LOG([.B6]/[.$G$2]; 10)*[.$F$2]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[.$E$2];[.A7]/[.$F$2]) * [.$G$2]" office:value-type="float" office:value="4.64158883361278" calcext:value-type="float">
            <text:p>4.6415888336</text:p>
          </table:table-cell>
          <table:table-cell table:formula="of:=INT(LOG([.B7]/[.$G$2]; 10)*[.$F$2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[.$E$2];[.A8]/[.$F$2]) * [.$G$2]" office:value-type="float" office:value="10" calcext:value-type="float">
            <text:p>10</text:p>
          </table:table-cell>
          <table:table-cell table:formula="of:=INT(LOG([.B8]/[.$G$2]; 10)*[.$F$2])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[.$E$2];[.A9]/[.$F$2]) * [.$G$2]" office:value-type="float" office:value="21.5443469003188" calcext:value-type="float">
            <text:p>21.5443469003</text:p>
          </table:table-cell>
          <table:table-cell table:formula="of:=INT(LOG([.B9]/[.$G$2]; 10)*[.$F$2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[.$E$2];[.A10]/[.$F$2]) * [.$G$2]" office:value-type="float" office:value="46.4158883361278" calcext:value-type="float">
            <text:p>46.4158883361</text:p>
          </table:table-cell>
          <table:table-cell table:formula="of:=INT(LOG([.B10]/[.$G$2]; 10)*[.$F$2]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[.$E$2];[.A11]/[.$F$2]) * [.$G$2]" office:value-type="float" office:value="100" calcext:value-type="float">
            <text:p>100</text:p>
          </table:table-cell>
          <table:table-cell table:formula="of:=INT(LOG([.B11]/[.$G$2]; 10)*[.$F$2])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[.$E$2];[.A12]/[.$F$2]) * [.$G$2]" office:value-type="float" office:value="215.443469003188" calcext:value-type="float">
            <text:p>215.4434690032</text:p>
          </table:table-cell>
          <table:table-cell table:formula="of:=INT(LOG([.B12]/[.$G$2]; 10)*[.$F$2]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[.$E$2];[.A13]/[.$F$2]) * [.$G$2]" office:value-type="float" office:value="464.158883361278" calcext:value-type="float">
            <text:p>464.1588833613</text:p>
          </table:table-cell>
          <table:table-cell table:formula="of:=INT(LOG([.B13]/[.$G$2]; 10)*[.$F$2]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[.$E$2];[.A14]/[.$F$2]) * [.$G$2]" office:value-type="float" office:value="1000" calcext:value-type="float">
            <text:p>1000</text:p>
          </table:table-cell>
          <table:table-cell table:formula="of:=INT(LOG([.B14]/[.$G$2]; 10)*[.$F$2]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[.$E$2];[.A15]/[.$F$2]) * [.$G$2]" office:value-type="float" office:value="2154.43469003188" calcext:value-type="float">
            <text:p>2154.4346900319</text:p>
          </table:table-cell>
          <table:table-cell table:formula="of:=INT(LOG([.B15]/[.$G$2]; 10)*[.$F$2])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[.$E$2];[.A16]/[.$F$2]) * [.$G$2]" office:value-type="float" office:value="4641.58883361278" calcext:value-type="float">
            <text:p>4641.5888336128</text:p>
          </table:table-cell>
          <table:table-cell table:formula="of:=INT(LOG([.B16]/[.$G$2]; 10)*[.$F$2]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[.$E$2];[.A17]/[.$F$2]) * [.$G$2]" office:value-type="float" office:value="10000" calcext:value-type="float">
            <text:p>10000</text:p>
          </table:table-cell>
          <table:table-cell table:formula="of:=INT(LOG([.B17]/[.$G$2]; 10)*[.$F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[.$E$2];[.A18]/[.$F$2]) * [.$G$2]" office:value-type="float" office:value="21544.3469003188" calcext:value-type="float">
            <text:p>21544.3469003188</text:p>
          </table:table-cell>
          <table:table-cell table:formula="of:=INT(LOG([.B18]/[.$G$2]; 10)*[.$F$2])" office:value-type="float" office:value="16" calcext:value-type="float">
            <text:p>16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[.$E$2];[.A19]/[.$F$2]) * [.$G$2]" office:value-type="float" office:value="46415.8883361278" calcext:value-type="float">
            <text:p>46415.8883361278</text:p>
          </table:table-cell>
          <table:table-cell table:formula="of:=INT(LOG([.B19]/[.$G$2]; 10)*[.$F$2])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[.$E$2];[.A20]/[.$F$2]) * [.$G$2]" office:value-type="float" office:value="100000" calcext:value-type="float">
            <text:p>100000</text:p>
          </table:table-cell>
          <table:table-cell table:formula="of:=INT(LOG([.B20]/[.$G$2]; 10)*[.$F$2])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[.$E$2];[.A21]/[.$F$2]) * [.$G$2]" office:value-type="float" office:value="215443.469003188" calcext:value-type="float">
            <text:p>215443.469003188</text:p>
          </table:table-cell>
          <table:table-cell table:formula="of:=INT(LOG([.B21]/[.$G$2]; 10)*[.$F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[.$E$2];[.A22]/[.$F$2]) * [.$G$2]" office:value-type="float" office:value="464158.883361278" calcext:value-type="float">
            <text:p>464158.883361278</text:p>
          </table:table-cell>
          <table:table-cell table:formula="of:=INT(LOG([.B22]/[.$G$2]; 10)*[.$F$2]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[.$E$2];[.A23]/[.$F$2]) * [.$G$2]" office:value-type="float" office:value="1000000" calcext:value-type="float">
            <text:p>1000000</text:p>
          </table:table-cell>
          <table:table-cell table:formula="of:=INT(LOG([.B23]/[.$G$2]; 10)*[.$F$2])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[.$E$2];[.A24]/[.$F$2]) * [.$G$2]" office:value-type="float" office:value="2154434.69003188" calcext:value-type="float">
            <text:p>2154434.69003188</text:p>
          </table:table-cell>
          <table:table-cell table:formula="of:=INT(LOG([.B24]/[.$G$2]; 10)*[.$F$2])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[.$E$2];[.A25]/[.$F$2]) * [.$G$2]" office:value-type="float" office:value="4641588.83361278" calcext:value-type="float">
            <text:p>4641588.83361278</text:p>
          </table:table-cell>
          <table:table-cell table:formula="of:=INT(LOG([.B25]/[.$G$2]; 10)*[.$F$2])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[.$E$2];[.A26]/[.$F$2]) * [.$G$2]" office:value-type="float" office:value="10000000" calcext:value-type="float">
            <text:p>10000000</text:p>
          </table:table-cell>
          <table:table-cell table:formula="of:=INT(LOG([.B26]/[.$G$2]; 10)*[.$F$2]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[.$E$2];[.A27]/[.$F$2]) * [.$G$2]" office:value-type="float" office:value="21544346.9003189" calcext:value-type="float">
            <text:p>21544346.9003189</text:p>
          </table:table-cell>
          <table:table-cell table:formula="of:=INT(LOG([.B27]/[.$G$2]; 10)*[.$F$2])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[.$E$2];[.A28]/[.$F$2]) * [.$G$2]" office:value-type="float" office:value="46415888.3361277" calcext:value-type="float">
            <text:p>46415888.3361277</text:p>
          </table:table-cell>
          <table:table-cell table:formula="of:=INT(LOG([.B28]/[.$G$2]; 10)*[.$F$2])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[.$E$2];[.A29]/[.$F$2]) * [.$G$2]" office:value-type="float" office:value="100000000" calcext:value-type="float">
            <text:p>100000000</text:p>
          </table:table-cell>
          <table:table-cell table:formula="of:=INT(LOG([.B29]/[.$G$2]; 10)*[.$F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[.$E$2];[.A30]/[.$F$2]) * [.$G$2]" office:value-type="float" office:value="215443469.003189" calcext:value-type="float">
            <text:p>215443469.003189</text:p>
          </table:table-cell>
          <table:table-cell table:formula="of:=INT(LOG([.B30]/[.$G$2]; 10)*[.$F$2])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[.$E$2];[.A31]/[.$F$2]) * [.$G$2]" office:value-type="float" office:value="464158883.361277" calcext:value-type="float">
            <text:p>464158883.361277</text:p>
          </table:table-cell>
          <table:table-cell table:formula="of:=INT(LOG([.B31]/[.$G$2]; 10)*[.$F$2])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[.$E$2];[.A32]/[.$F$2]) * [.$G$2]" office:value-type="float" office:value="1000000000" calcext:value-type="float">
            <text:p>1000000000</text:p>
          </table:table-cell>
          <table:table-cell table:formula="of:=INT(LOG([.B32]/[.$G$2]; 10)*[.$F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[.$E$2];[.A33]/[.$F$2]) * [.$G$2]" office:value-type="float" office:value="2154434690.03189" calcext:value-type="float">
            <text:p>2154434690.03189</text:p>
          </table:table-cell>
          <table:table-cell table:formula="of:=INT(LOG([.B33]/[.$G$2]; 10)*[.$F$2])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[.$E$2];[.A34]/[.$F$2]) * [.$G$2]" office:value-type="float" office:value="4641588833.61277" calcext:value-type="float">
            <text:p>4641588833.61277</text:p>
          </table:table-cell>
          <table:table-cell table:formula="of:=INT(LOG([.B34]/[.$G$2]; 10)*[.$F$2])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[.$E$2];[.A35]/[.$F$2]) * [.$G$2]" office:value-type="float" office:value="10000000000" calcext:value-type="float">
            <text:p>10000000000</text:p>
          </table:table-cell>
          <table:table-cell table:formula="of:=INT(LOG([.B35]/[.$G$2]; 10)*[.$F$2])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[.$E$2];[.A36]/[.$F$2]) * [.$G$2]" office:value-type="float" office:value="21544346900.3189" calcext:value-type="float">
            <text:p>21544346900.3189</text:p>
          </table:table-cell>
          <table:table-cell table:formula="of:=INT(LOG([.B36]/[.$G$2]; 10)*[.$F$2])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[.$E$2];[.A37]/[.$F$2]) * [.$G$2]" office:value-type="float" office:value="46415888336.1277" calcext:value-type="float">
            <text:p>46415888336.1277</text:p>
          </table:table-cell>
          <table:table-cell table:formula="of:=INT(LOG([.B37]/[.$G$2]; 10)*[.$F$2])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[.$E$2];[.A38]/[.$F$2]) * [.$G$2]" office:value-type="float" office:value="100000000000" calcext:value-type="float">
            <text:p>100000000000</text:p>
          </table:table-cell>
          <table:table-cell table:formula="of:=INT(LOG([.B38]/[.$G$2]; 10)*[.$F$2])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[.$E$2];[.A39]/[.$F$2]) * [.$G$2]" office:value-type="float" office:value="215443469003.189" calcext:value-type="float">
            <text:p>215443469003.189</text:p>
          </table:table-cell>
          <table:table-cell table:formula="of:=INT(LOG([.B39]/[.$G$2]; 10)*[.$F$2])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[.$E$2];[.A40]/[.$F$2]) * [.$G$2]" office:value-type="float" office:value="464158883361.277" calcext:value-type="float">
            <text:p>464158883361.277</text:p>
          </table:table-cell>
          <table:table-cell table:formula="of:=INT(LOG([.B40]/[.$G$2]; 10)*[.$F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[.$E$2];[.A41]/[.$F$2]) * [.$G$2]" office:value-type="float" office:value="1000000000000" calcext:value-type="float">
            <text:p>1000000000000</text:p>
          </table:table-cell>
          <table:table-cell table:formula="of:=INT(LOG([.B41]/[.$G$2]; 10)*[.$F$2])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[.$E$2];[.A42]/[.$F$2]) * [.$G$2]" office:value-type="float" office:value="2154434690031.89" calcext:value-type="float">
            <text:p>2154434690031.89</text:p>
          </table:table-cell>
          <table:table-cell table:formula="of:=INT(LOG([.B42]/[.$G$2]; 10)*[.$F$2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Index''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9999" calcext:value-type="float">
            <text:p>0.09999</text:p>
          </table:table-cell>
          <table:table-cell table:formula="of:=INT(LOG([.B45]/[.$G$2]; 10)*[.$F$2])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00000001" calcext:value-type="float">
            <text:p>0.000000001</text:p>
          </table:table-cell>
          <table:table-cell table:formula="of:=INT(LOG([.B46]/[.$G$2]; 10)*[.$F$2])" office:value-type="float" office:value="-24" calcext:value-type="float">
            <text:p>-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T(LOG([.B47]/[.$G$2]; 10)*[.$F$2])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lseLog" table:style-name="ta1"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logarithm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minorIndex</text:p>
          </table:table-cell>
          <table:table-cell table:style-name="ce1" office:value-type="string" calcext:value-type="string">
            <text:p>Index</text:p>
          </table:table-cell>
          <table:table-cell table:style-name="Default" office:value-type="string" calcext:value-type="string">
            <text:p>IndexMonolithic</text:p>
          </table:table-cell>
          <table:table-cell table:number-columns-repeated="3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uckets</text:p>
          </table:table-cell>
          <table:table-cell table:style-name="ce1" office:value-type="string" calcext:value-type="string">
            <text:p>sc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LOG([.A2];[.J$2]) + 0.0001" office:value-type="string" office:string-value="" calcext:value-type="error">
            <text:p>Err:502</text:p>
          </table:table-cell>
          <table:table-cell table:formula="of:=POWER([.J$2]; MOD([.B2]; 1))" office:value-type="string" office:string-value="" calcext:value-type="error">
            <text:p>Err:502</text:p>
          </table:table-cell>
          <table:table-cell table:formula="of:=FLOOR([.C2]/([.$J$2]/[.$K$2]); 1)" office:value-type="string" office:string-value="" calcext:value-type="error">
            <text:p>Err:502</text:p>
          </table:table-cell>
          <table:table-cell table:style-name="Default" table:number-columns-repeated="2"/>
          <table:table-cell table:number-columns-repeated="3"/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LOG([.A3];[.J$2]) + 0.0001" office:value-type="float" office:value="-0.9999" calcext:value-type="float">
            <text:p>-1.00</text:p>
          </table:table-cell>
          <table:table-cell table:formula="of:=POWER([.J$2]; MOD([.B3]; 1))" office:value-type="float" office:value="1.00023028502083" calcext:value-type="float">
            <text:p>1.00</text:p>
          </table:table-cell>
          <table:table-cell table:formula="of:=FLOOR([.C3]/([.$J$2]/[.$K$2]); 1)" office:value-type="float" office:value="0" calcext:value-type="float">
            <text:p>0</text:p>
          </table:table-cell>
          <table:table-cell table:formula="of:=INT([.B3]) *[.$K$2] + [.D3]" office:value-type="float" office:value="-5" calcext:value-type="float">
            <text:p>-5</text:p>
          </table:table-cell>
          <table:table-cell table:formula="of:=(INT([.B3]) * [.$K$2]) + INT(([.$K$2] * POWER([.$J$2]; MOD([.B3];1)) / [.$J$2]))" office:value-type="float" office:value="-5" calcext:value-type="float">
            <text:p>-5.00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LOG([.A4];[.J$2]) + 0.0001" office:value-type="float" office:value="-0.698870004336019" calcext:value-type="float">
            <text:p>-0.70</text:p>
          </table:table-cell>
          <table:table-cell table:formula="of:=POWER([.J$2]; MOD([.B4]; 1))" office:value-type="float" office:value="2.00046057004165" calcext:value-type="float">
            <text:p>2.00</text:p>
          </table:table-cell>
          <table:table-cell table:formula="of:=FLOOR([.C4]/([.$J$2]/[.$K$2]); 1)" office:value-type="float" office:value="1" calcext:value-type="float">
            <text:p>1</text:p>
          </table:table-cell>
          <table:table-cell table:formula="of:=INT([.B4]) *[.$K$2] + [.D4]" office:value-type="float" office:value="-4" calcext:value-type="float">
            <text:p>-4</text:p>
          </table:table-cell>
          <table:table-cell table:formula="of:=(INT([.B4]) * [.$K$2]) + INT(([.$K$2] * POWER([.$J$2]; MOD([.B4];1)) / [.$J$2]))" office:value-type="float" office:value="-4" calcext:value-type="float">
            <text:p>-4.00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LOG([.A5];[.J$2]) + 0.0001" office:value-type="float" office:value="-0.522778745280337" calcext:value-type="float">
            <text:p>-0.52</text:p>
          </table:table-cell>
          <table:table-cell table:formula="of:=POWER([.J$2]; MOD([.B5]; 1))" office:value-type="float" office:value="3.00069085506247" calcext:value-type="float">
            <text:p>3.00</text:p>
          </table:table-cell>
          <table:table-cell table:formula="of:=FLOOR([.C5]/([.$J$2]/[.$K$2]); 1)" office:value-type="float" office:value="1" calcext:value-type="float">
            <text:p>1</text:p>
          </table:table-cell>
          <table:table-cell table:formula="of:=INT([.B5]) *[.$K$2] + [.D5]" office:value-type="float" office:value="-4" calcext:value-type="float">
            <text:p>-4</text:p>
          </table:table-cell>
          <table:table-cell table:formula="of:=(INT([.B5]) * [.$K$2]) + INT(([.$K$2] * POWER([.$J$2]; MOD([.B5];1)) / [.$J$2]))" office:value-type="float" office:value="-4" calcext:value-type="float">
            <text:p>-4.00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LOG([.A6];[.J$2]) + 0.0001" office:value-type="float" office:value="-0.397840008672038" calcext:value-type="float">
            <text:p>-0.40</text:p>
          </table:table-cell>
          <table:table-cell table:formula="of:=POWER([.J$2]; MOD([.B6]; 1))" office:value-type="float" office:value="4.0009211400833" calcext:value-type="float">
            <text:p>4.00</text:p>
          </table:table-cell>
          <table:table-cell table:formula="of:=FLOOR([.C6]/([.$J$2]/[.$K$2]); 1)" office:value-type="float" office:value="2" calcext:value-type="float">
            <text:p>2</text:p>
          </table:table-cell>
          <table:table-cell table:formula="of:=INT([.B6]) *[.$K$2] + [.D6]" office:value-type="float" office:value="-3" calcext:value-type="float">
            <text:p>-3</text:p>
          </table:table-cell>
          <table:table-cell table:formula="of:=(INT([.B6]) * [.$K$2]) + INT(([.$K$2] * POWER([.$J$2]; MOD([.B6];1)) / [.$J$2]))" office:value-type="float" office:value="-3" calcext:value-type="float">
            <text:p>-3.00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OG([.A7];[.J$2]) + 0.0001" office:value-type="float" office:value="-0.300929995663981" calcext:value-type="float">
            <text:p>-0.30</text:p>
          </table:table-cell>
          <table:table-cell table:formula="of:=POWER([.J$2]; MOD([.B7]; 1))" office:value-type="float" office:value="5.00115142510412" calcext:value-type="float">
            <text:p>5.00</text:p>
          </table:table-cell>
          <table:table-cell table:formula="of:=FLOOR([.C7]/([.$J$2]/[.$K$2]); 1)" office:value-type="float" office:value="2" calcext:value-type="float">
            <text:p>2</text:p>
          </table:table-cell>
          <table:table-cell table:formula="of:=INT([.B7]) *[.$K$2] + [.D7]" office:value-type="float" office:value="-3" calcext:value-type="float">
            <text:p>-3</text:p>
          </table:table-cell>
          <table:table-cell table:formula="of:=(INT([.B7]) * [.$K$2]) + INT(([.$K$2] * POWER([.$J$2]; MOD([.B7];1)) / [.$J$2]))" office:value-type="float" office:value="-3" calcext:value-type="float">
            <text:p>-3.0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LOG([.A8];[.J$2]) + 0.0001" office:value-type="float" office:value="-0.221748749616356" calcext:value-type="float">
            <text:p>-0.22</text:p>
          </table:table-cell>
          <table:table-cell table:formula="of:=POWER([.J$2]; MOD([.B8]; 1))" office:value-type="float" office:value="6.00138171012495" calcext:value-type="float">
            <text:p>6.00</text:p>
          </table:table-cell>
          <table:table-cell table:formula="of:=FLOOR([.C8]/([.$J$2]/[.$K$2]); 1)" office:value-type="float" office:value="3" calcext:value-type="float">
            <text:p>3</text:p>
          </table:table-cell>
          <table:table-cell table:formula="of:=INT([.B8]) *[.$K$2] + [.D8]" office:value-type="float" office:value="-2" calcext:value-type="float">
            <text:p>-2</text:p>
          </table:table-cell>
          <table:table-cell table:formula="of:=(INT([.B8]) * [.$K$2]) + INT(([.$K$2] * POWER([.$J$2]; MOD([.B8];1)) / [.$J$2]))" office:value-type="float" office:value="-2" calcext:value-type="float">
            <text:p>-2.0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LOG([.A9];[.J$2]) + 0.0001" office:value-type="float" office:value="-0.154801959985743" calcext:value-type="float">
            <text:p>-0.15</text:p>
          </table:table-cell>
          <table:table-cell table:formula="of:=POWER([.J$2]; MOD([.B9]; 1))" office:value-type="float" office:value="7.00161199514577" calcext:value-type="float">
            <text:p>7.00</text:p>
          </table:table-cell>
          <table:table-cell table:formula="of:=FLOOR([.C9]/([.$J$2]/[.$K$2]); 1)" office:value-type="float" office:value="3" calcext:value-type="float">
            <text:p>3</text:p>
          </table:table-cell>
          <table:table-cell table:formula="of:=INT([.B9]) *[.$K$2] + [.D9]" office:value-type="float" office:value="-2" calcext:value-type="float">
            <text:p>-2</text:p>
          </table:table-cell>
          <table:table-cell table:formula="of:=(INT([.B9]) * [.$K$2]) + INT(([.$K$2] * POWER([.$J$2]; MOD([.B9];1)) / [.$J$2]))" office:value-type="float" office:value="-2" calcext:value-type="float">
            <text:p>-2.00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LOG([.A10];[.J$2]) + 0.0001" office:value-type="float" office:value="-0.0968100130080564" calcext:value-type="float">
            <text:p>-0.10</text:p>
          </table:table-cell>
          <table:table-cell table:formula="of:=POWER([.J$2]; MOD([.B10]; 1))" office:value-type="float" office:value="8.0018422801666" calcext:value-type="float">
            <text:p>8.00</text:p>
          </table:table-cell>
          <table:table-cell table:formula="of:=FLOOR([.C10]/([.$J$2]/[.$K$2]); 1)" office:value-type="float" office:value="4" calcext:value-type="float">
            <text:p>4</text:p>
          </table:table-cell>
          <table:table-cell table:formula="of:=INT([.B10]) *[.$K$2] + [.D10]" office:value-type="float" office:value="-1" calcext:value-type="float">
            <text:p>-1</text:p>
          </table:table-cell>
          <table:table-cell table:formula="of:=(INT([.B10]) * [.$K$2]) + INT(([.$K$2] * POWER([.$J$2]; MOD([.B10];1)) / [.$J$2]))" office:value-type="float" office:value="-1" calcext:value-type="float">
            <text:p>-1.00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LOG([.A11];[.J$2]) + 0.0001" office:value-type="float" office:value="-0.0456574905606751" calcext:value-type="float">
            <text:p>-0.05</text:p>
          </table:table-cell>
          <table:table-cell table:formula="of:=POWER([.J$2]; MOD([.B11]; 1))" office:value-type="float" office:value="9.00207256518742" calcext:value-type="float">
            <text:p>9.00</text:p>
          </table:table-cell>
          <table:table-cell table:formula="of:=FLOOR([.C11]/([.$J$2]/[.$K$2]); 1)" office:value-type="float" office:value="4" calcext:value-type="float">
            <text:p>4</text:p>
          </table:table-cell>
          <table:table-cell table:formula="of:=INT([.B11]) *[.$K$2] + [.D11]" office:value-type="float" office:value="-1" calcext:value-type="float">
            <text:p>-1</text:p>
          </table:table-cell>
          <table:table-cell table:formula="of:=(INT([.B11]) * [.$K$2]) + INT(([.$K$2] * POWER([.$J$2]; MOD([.B11];1)) / [.$J$2]))" office:value-type="float" office:value="-1" calcext:value-type="float">
            <text:p>-1.00</text:p>
          </table:table-cell>
          <table:table-cell table:number-columns-repeated="6"/>
        </table:table-row>
        <table:table-row table:style-name="ro1">
          <table:table-cell table:formula="of:=[.A3] * [.$J$2]" office:value-type="float" office:value="1" calcext:value-type="float">
            <text:p>1</text:p>
          </table:table-cell>
          <table:table-cell table:formula="of:=LOG([.A12];[.J$2]) + 0.0001" office:value-type="float" office:value="0.0001" calcext:value-type="float">
            <text:p>0.00</text:p>
          </table:table-cell>
          <table:table-cell table:formula="of:=POWER([.J$2]; MOD([.B12]; 1))" office:value-type="float" office:value="1.00023028502082" calcext:value-type="float">
            <text:p>1.00</text:p>
          </table:table-cell>
          <table:table-cell table:formula="of:=FLOOR([.C12]/([.$J$2]/[.$K$2]); 1)" office:value-type="float" office:value="0" calcext:value-type="float">
            <text:p>0</text:p>
          </table:table-cell>
          <table:table-cell table:formula="of:=INT([.B12]) *[.$K$2] + [.D12]" office:value-type="float" office:value="0" calcext:value-type="float">
            <text:p>0</text:p>
          </table:table-cell>
          <table:table-cell table:formula="of:=(INT([.B12]) * [.$K$2]) + INT(([.$K$2] * POWER([.$J$2]; MOD([.B12];1)) / [.$J$2]))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formula="of:=[.A4] * [.$J$2]" office:value-type="float" office:value="2" calcext:value-type="float">
            <text:p>2</text:p>
          </table:table-cell>
          <table:table-cell table:formula="of:=LOG([.A13];[.J$2]) + 0.0001" office:value-type="float" office:value="0.301129995663981" calcext:value-type="float">
            <text:p>0.30</text:p>
          </table:table-cell>
          <table:table-cell table:formula="of:=POWER([.J$2]; MOD([.B13]; 1))" office:value-type="float" office:value="2.00046057004165" calcext:value-type="float">
            <text:p>2.00</text:p>
          </table:table-cell>
          <table:table-cell table:formula="of:=FLOOR([.C13]/([.$J$2]/[.$K$2]); 1)" office:value-type="float" office:value="1" calcext:value-type="float">
            <text:p>1</text:p>
          </table:table-cell>
          <table:table-cell table:formula="of:=INT([.B13]) *[.$K$2] + [.D13]" office:value-type="float" office:value="1" calcext:value-type="float">
            <text:p>1</text:p>
          </table:table-cell>
          <table:table-cell table:formula="of:=(INT([.B13]) * [.$K$2]) + INT(([.$K$2] * POWER([.$J$2]; MOD([.B13];1)) / [.$J$2]))" office:value-type="float" office:value="1" calcext:value-type="float">
            <text:p>1.00</text:p>
          </table:table-cell>
          <table:table-cell table:number-columns-repeated="6"/>
        </table:table-row>
        <table:table-row table:style-name="ro1">
          <table:table-cell table:formula="of:=[.A5] * [.$J$2]" office:value-type="float" office:value="3" calcext:value-type="float">
            <text:p>3</text:p>
          </table:table-cell>
          <table:table-cell table:formula="of:=LOG([.A14];[.J$2]) + 0.0001" office:value-type="float" office:value="0.477221254719662" calcext:value-type="float">
            <text:p>0.48</text:p>
          </table:table-cell>
          <table:table-cell table:formula="of:=POWER([.J$2]; MOD([.B14]; 1))" office:value-type="float" office:value="3.00069085506247" calcext:value-type="float">
            <text:p>3.00</text:p>
          </table:table-cell>
          <table:table-cell table:formula="of:=FLOOR([.C14]/([.$J$2]/[.$K$2]); 1)" office:value-type="float" office:value="1" calcext:value-type="float">
            <text:p>1</text:p>
          </table:table-cell>
          <table:table-cell table:formula="of:=INT([.B14]) *[.$K$2] + [.D14]" office:value-type="float" office:value="1" calcext:value-type="float">
            <text:p>1</text:p>
          </table:table-cell>
          <table:table-cell table:formula="of:=(INT([.B14]) * [.$K$2]) + INT(([.$K$2] * POWER([.$J$2]; MOD([.B14];1)) / [.$J$2]))" office:value-type="float" office:value="1" calcext:value-type="float">
            <text:p>1.00</text:p>
          </table:table-cell>
          <table:table-cell table:number-columns-repeated="6"/>
        </table:table-row>
        <table:table-row table:style-name="ro1">
          <table:table-cell table:formula="of:=[.A6] * [.$J$2]" office:value-type="float" office:value="4" calcext:value-type="float">
            <text:p>4</text:p>
          </table:table-cell>
          <table:table-cell table:formula="of:=LOG([.A15];[.J$2]) + 0.0001" office:value-type="float" office:value="0.602159991327962" calcext:value-type="float">
            <text:p>0.60</text:p>
          </table:table-cell>
          <table:table-cell table:formula="of:=POWER([.J$2]; MOD([.B15]; 1))" office:value-type="float" office:value="4.0009211400833" calcext:value-type="float">
            <text:p>4.00</text:p>
          </table:table-cell>
          <table:table-cell table:formula="of:=FLOOR([.C15]/([.$J$2]/[.$K$2]); 1)" office:value-type="float" office:value="2" calcext:value-type="float">
            <text:p>2</text:p>
          </table:table-cell>
          <table:table-cell table:formula="of:=INT([.B15]) *[.$K$2] + [.D15]" office:value-type="float" office:value="2" calcext:value-type="float">
            <text:p>2</text:p>
          </table:table-cell>
          <table:table-cell table:formula="of:=(INT([.B15]) * [.$K$2]) + INT(([.$K$2] * POWER([.$J$2]; MOD([.B15];1)) / [.$J$2]))" office:value-type="float" office:value="2" calcext:value-type="float">
            <text:p>2.00</text:p>
          </table:table-cell>
          <table:table-cell table:number-columns-repeated="6"/>
        </table:table-row>
        <table:table-row table:style-name="ro1">
          <table:table-cell table:formula="of:=[.A7] * [.$J$2]" office:value-type="float" office:value="5" calcext:value-type="float">
            <text:p>5</text:p>
          </table:table-cell>
          <table:table-cell table:formula="of:=LOG([.A16];[.J$2]) + 0.0001" office:value-type="float" office:value="0.699070004336019" calcext:value-type="float">
            <text:p>0.70</text:p>
          </table:table-cell>
          <table:table-cell table:formula="of:=POWER([.J$2]; MOD([.B16]; 1))" office:value-type="float" office:value="5.00115142510412" calcext:value-type="float">
            <text:p>5.00</text:p>
          </table:table-cell>
          <table:table-cell table:formula="of:=FLOOR([.C16]/([.$J$2]/[.$K$2]); 1)" office:value-type="float" office:value="2" calcext:value-type="float">
            <text:p>2</text:p>
          </table:table-cell>
          <table:table-cell table:formula="of:=INT([.B16]) *[.$K$2] + [.D16]" office:value-type="float" office:value="2" calcext:value-type="float">
            <text:p>2</text:p>
          </table:table-cell>
          <table:table-cell table:formula="of:=(INT([.B16]) * [.$K$2]) + INT(([.$K$2] * POWER([.$J$2]; MOD([.B16];1)) / [.$J$2]))" office:value-type="float" office:value="2" calcext:value-type="float">
            <text:p>2.00</text:p>
          </table:table-cell>
          <table:table-cell table:number-columns-repeated="6"/>
        </table:table-row>
        <table:table-row table:style-name="ro1">
          <table:table-cell table:formula="of:=[.A8] * [.$J$2]" office:value-type="float" office:value="6" calcext:value-type="float">
            <text:p>6</text:p>
          </table:table-cell>
          <table:table-cell table:formula="of:=LOG([.A17];[.J$2]) + 0.0001" office:value-type="float" office:value="0.778251250383643" calcext:value-type="float">
            <text:p>0.78</text:p>
          </table:table-cell>
          <table:table-cell table:formula="of:=POWER([.J$2]; MOD([.B17]; 1))" office:value-type="float" office:value="6.00138171012495" calcext:value-type="float">
            <text:p>6.00</text:p>
          </table:table-cell>
          <table:table-cell table:formula="of:=FLOOR([.C17]/([.$J$2]/[.$K$2]); 1)" office:value-type="float" office:value="3" calcext:value-type="float">
            <text:p>3</text:p>
          </table:table-cell>
          <table:table-cell table:formula="of:=INT([.B17]) *[.$K$2] + [.D17]" office:value-type="float" office:value="3" calcext:value-type="float">
            <text:p>3</text:p>
          </table:table-cell>
          <table:table-cell table:formula="of:=(INT([.B17]) * [.$K$2]) + INT(([.$K$2] * POWER([.$J$2]; MOD([.B17];1)) / [.$J$2]))" office:value-type="float" office:value="3" calcext:value-type="float">
            <text:p>3.00</text:p>
          </table:table-cell>
          <table:table-cell table:number-columns-repeated="6"/>
        </table:table-row>
        <table:table-row table:style-name="ro1">
          <table:table-cell table:formula="of:=[.A9] * [.$J$2]" office:value-type="float" office:value="7" calcext:value-type="float">
            <text:p>7</text:p>
          </table:table-cell>
          <table:table-cell table:formula="of:=LOG([.A18];[.J$2]) + 0.0001" office:value-type="float" office:value="0.845198040014257" calcext:value-type="float">
            <text:p>0.85</text:p>
          </table:table-cell>
          <table:table-cell table:formula="of:=POWER([.J$2]; MOD([.B18]; 1))" office:value-type="float" office:value="7.00161199514577" calcext:value-type="float">
            <text:p>7.00</text:p>
          </table:table-cell>
          <table:table-cell table:formula="of:=FLOOR([.C18]/([.$J$2]/[.$K$2]); 1)" office:value-type="float" office:value="3" calcext:value-type="float">
            <text:p>3</text:p>
          </table:table-cell>
          <table:table-cell table:formula="of:=INT([.B18]) *[.$K$2] + [.D18]" office:value-type="float" office:value="3" calcext:value-type="float">
            <text:p>3</text:p>
          </table:table-cell>
          <table:table-cell table:formula="of:=(INT([.B18]) * [.$K$2]) + INT(([.$K$2] * POWER([.$J$2]; MOD([.B18];1)) / [.$J$2]))" office:value-type="float" office:value="3" calcext:value-type="float">
            <text:p>3.00</text:p>
          </table:table-cell>
          <table:table-cell table:number-columns-repeated="6"/>
        </table:table-row>
        <table:table-row table:style-name="ro1">
          <table:table-cell table:formula="of:=[.A10] * [.$J$2]" office:value-type="float" office:value="8" calcext:value-type="float">
            <text:p>8</text:p>
          </table:table-cell>
          <table:table-cell table:formula="of:=LOG([.A19];[.J$2]) + 0.0001" office:value-type="float" office:value="0.903189986991943" calcext:value-type="float">
            <text:p>0.90</text:p>
          </table:table-cell>
          <table:table-cell table:formula="of:=POWER([.J$2]; MOD([.B19]; 1))" office:value-type="float" office:value="8.0018422801666" calcext:value-type="float">
            <text:p>8.00</text:p>
          </table:table-cell>
          <table:table-cell table:formula="of:=FLOOR([.C19]/([.$J$2]/[.$K$2]); 1)" office:value-type="float" office:value="4" calcext:value-type="float">
            <text:p>4</text:p>
          </table:table-cell>
          <table:table-cell table:formula="of:=INT([.B19]) *[.$K$2] + [.D19]" office:value-type="float" office:value="4" calcext:value-type="float">
            <text:p>4</text:p>
          </table:table-cell>
          <table:table-cell table:formula="of:=(INT([.B19]) * [.$K$2]) + INT(([.$K$2] * POWER([.$J$2]; MOD([.B19];1)) / [.$J$2]))" office:value-type="float" office:value="4" calcext:value-type="float">
            <text:p>4.00</text:p>
          </table:table-cell>
          <table:table-cell table:number-columns-repeated="6"/>
        </table:table-row>
        <table:table-row table:style-name="ro1">
          <table:table-cell table:formula="of:=[.A11] * [.$J$2]" office:value-type="float" office:value="9" calcext:value-type="float">
            <text:p>9</text:p>
          </table:table-cell>
          <table:table-cell table:formula="of:=LOG([.A20];[.J$2]) + 0.0001" office:value-type="float" office:value="0.954342509439325" calcext:value-type="float">
            <text:p>0.95</text:p>
          </table:table-cell>
          <table:table-cell table:formula="of:=POWER([.J$2]; MOD([.B20]; 1))" office:value-type="float" office:value="9.00207256518742" calcext:value-type="float">
            <text:p>9.00</text:p>
          </table:table-cell>
          <table:table-cell table:formula="of:=FLOOR([.C20]/([.$J$2]/[.$K$2]); 1)" office:value-type="float" office:value="4" calcext:value-type="float">
            <text:p>4</text:p>
          </table:table-cell>
          <table:table-cell table:formula="of:=INT([.B20]) *[.$K$2] + [.D20]" office:value-type="float" office:value="4" calcext:value-type="float">
            <text:p>4</text:p>
          </table:table-cell>
          <table:table-cell table:formula="of:=(INT([.B20]) * [.$K$2]) + INT(([.$K$2] * POWER([.$J$2]; MOD([.B20];1)) / [.$J$2]))" office:value-type="float" office:value="4" calcext:value-type="float">
            <text:p>4.00</text:p>
          </table:table-cell>
          <table:table-cell table:number-columns-repeated="6"/>
        </table:table-row>
        <table:table-row table:style-name="ro1">
          <table:table-cell table:formula="of:=[.A12] * [.$J$2]" office:value-type="float" office:value="10" calcext:value-type="float">
            <text:p>10</text:p>
          </table:table-cell>
          <table:table-cell table:formula="of:=LOG([.A21];[.J$2]) + 0.0001" office:value-type="float" office:value="1.0001" calcext:value-type="float">
            <text:p>1.00</text:p>
          </table:table-cell>
          <table:table-cell table:formula="of:=POWER([.J$2]; MOD([.B21]; 1))" office:value-type="float" office:value="1.00023028502082" calcext:value-type="float">
            <text:p>1.00</text:p>
          </table:table-cell>
          <table:table-cell table:formula="of:=FLOOR([.C21]/([.$J$2]/[.$K$2]); 1)" office:value-type="float" office:value="0" calcext:value-type="float">
            <text:p>0</text:p>
          </table:table-cell>
          <table:table-cell table:formula="of:=INT([.B21]) *[.$K$2] + [.D21]" office:value-type="float" office:value="5" calcext:value-type="float">
            <text:p>5</text:p>
          </table:table-cell>
          <table:table-cell table:formula="of:=(INT([.B21]) * [.$K$2]) + INT(([.$K$2] * POWER([.$J$2]; MOD([.B21];1)) / [.$J$2]))" office:value-type="float" office:value="5" calcext:value-type="float">
            <text:p>5.00</text:p>
          </table:table-cell>
          <table:table-cell table:number-columns-repeated="6"/>
        </table:table-row>
        <table:table-row table:style-name="ro1">
          <table:table-cell table:formula="of:=[.A13] * [.$J$2]" office:value-type="float" office:value="20" calcext:value-type="float">
            <text:p>20</text:p>
          </table:table-cell>
          <table:table-cell table:formula="of:=LOG([.A22];[.J$2]) + 0.0001" office:value-type="float" office:value="1.30112999566398" calcext:value-type="float">
            <text:p>1.30</text:p>
          </table:table-cell>
          <table:table-cell table:formula="of:=POWER([.J$2]; MOD([.B22]; 1))" office:value-type="float" office:value="2.00046057004165" calcext:value-type="float">
            <text:p>2.00</text:p>
          </table:table-cell>
          <table:table-cell table:formula="of:=FLOOR([.C22]/([.$J$2]/[.$K$2]); 1)" office:value-type="float" office:value="1" calcext:value-type="float">
            <text:p>1</text:p>
          </table:table-cell>
          <table:table-cell table:formula="of:=INT([.B22]) *[.$K$2] + [.D22]" office:value-type="float" office:value="6" calcext:value-type="float">
            <text:p>6</text:p>
          </table:table-cell>
          <table:table-cell table:formula="of:=(INT([.B22]) * [.$K$2]) + INT(([.$K$2] * POWER([.$J$2]; MOD([.B22];1)) / [.$J$2]))" office:value-type="float" office:value="6" calcext:value-type="float">
            <text:p>6.00</text:p>
          </table:table-cell>
          <table:table-cell table:number-columns-repeated="6"/>
        </table:table-row>
        <table:table-row table:style-name="ro1">
          <table:table-cell table:formula="of:=[.A14] * [.$J$2]" office:value-type="float" office:value="30" calcext:value-type="float">
            <text:p>30</text:p>
          </table:table-cell>
          <table:table-cell table:formula="of:=LOG([.A23];[.J$2]) + 0.0001" office:value-type="float" office:value="1.47722125471966" calcext:value-type="float">
            <text:p>1.48</text:p>
          </table:table-cell>
          <table:table-cell table:formula="of:=POWER([.J$2]; MOD([.B23]; 1))" office:value-type="float" office:value="3.00069085506247" calcext:value-type="float">
            <text:p>3.00</text:p>
          </table:table-cell>
          <table:table-cell table:formula="of:=FLOOR([.C23]/([.$J$2]/[.$K$2]); 1)" office:value-type="float" office:value="1" calcext:value-type="float">
            <text:p>1</text:p>
          </table:table-cell>
          <table:table-cell table:formula="of:=INT([.B23]) *[.$K$2] + [.D23]" office:value-type="float" office:value="6" calcext:value-type="float">
            <text:p>6</text:p>
          </table:table-cell>
          <table:table-cell table:formula="of:=(INT([.B23]) * [.$K$2]) + INT(([.$K$2] * POWER([.$J$2]; MOD([.B23];1)) / [.$J$2]))" office:value-type="float" office:value="6" calcext:value-type="float">
            <text:p>6.00</text:p>
          </table:table-cell>
          <table:table-cell table:number-columns-repeated="6"/>
        </table:table-row>
        <table:table-row table:style-name="ro1">
          <table:table-cell table:formula="of:=[.A15] * [.$J$2]" office:value-type="float" office:value="40" calcext:value-type="float">
            <text:p>40</text:p>
          </table:table-cell>
          <table:table-cell table:formula="of:=LOG([.A24];[.J$2]) + 0.0001" office:value-type="float" office:value="1.60215999132796" calcext:value-type="float">
            <text:p>1.60</text:p>
          </table:table-cell>
          <table:table-cell table:formula="of:=POWER([.J$2]; MOD([.B24]; 1))" office:value-type="float" office:value="4.0009211400833" calcext:value-type="float">
            <text:p>4.00</text:p>
          </table:table-cell>
          <table:table-cell table:formula="of:=FLOOR([.C24]/([.$J$2]/[.$K$2]); 1)" office:value-type="float" office:value="2" calcext:value-type="float">
            <text:p>2</text:p>
          </table:table-cell>
          <table:table-cell table:formula="of:=INT([.B24]) *[.$K$2] + [.D24]" office:value-type="float" office:value="7" calcext:value-type="float">
            <text:p>7</text:p>
          </table:table-cell>
          <table:table-cell table:formula="of:=(INT([.B24]) * [.$K$2]) + INT(([.$K$2] * POWER([.$J$2]; MOD([.B24];1)) / [.$J$2]))" office:value-type="float" office:value="7" calcext:value-type="float">
            <text:p>7.00</text:p>
          </table:table-cell>
          <table:table-cell table:number-columns-repeated="6"/>
        </table:table-row>
        <table:table-row table:style-name="ro1">
          <table:table-cell table:formula="of:=[.A16] * [.$J$2]" office:value-type="float" office:value="50" calcext:value-type="float">
            <text:p>50</text:p>
          </table:table-cell>
          <table:table-cell table:formula="of:=LOG([.A25];[.J$2]) + 0.0001" office:value-type="float" office:value="1.69907000433602" calcext:value-type="float">
            <text:p>1.70</text:p>
          </table:table-cell>
          <table:table-cell table:formula="of:=POWER([.J$2]; MOD([.B25]; 1))" office:value-type="float" office:value="5.00115142510412" calcext:value-type="float">
            <text:p>5.00</text:p>
          </table:table-cell>
          <table:table-cell table:formula="of:=FLOOR([.C25]/([.$J$2]/[.$K$2]); 1)" office:value-type="float" office:value="2" calcext:value-type="float">
            <text:p>2</text:p>
          </table:table-cell>
          <table:table-cell table:formula="of:=INT([.B25]) *[.$K$2] + [.D25]" office:value-type="float" office:value="7" calcext:value-type="float">
            <text:p>7</text:p>
          </table:table-cell>
          <table:table-cell table:formula="of:=(INT([.B25]) * [.$K$2]) + INT(([.$K$2] * POWER([.$J$2]; MOD([.B25];1)) / [.$J$2]))" office:value-type="float" office:value="7" calcext:value-type="float">
            <text:p>7.00</text:p>
          </table:table-cell>
          <table:table-cell table:number-columns-repeated="6"/>
        </table:table-row>
        <table:table-row table:style-name="ro1">
          <table:table-cell table:formula="of:=[.A17] * [.$J$2]" office:value-type="float" office:value="60" calcext:value-type="float">
            <text:p>60</text:p>
          </table:table-cell>
          <table:table-cell table:formula="of:=LOG([.A26];[.J$2]) + 0.0001" office:value-type="float" office:value="1.77825125038364" calcext:value-type="float">
            <text:p>1.78</text:p>
          </table:table-cell>
          <table:table-cell table:formula="of:=POWER([.J$2]; MOD([.B26]; 1))" office:value-type="float" office:value="6.00138171012495" calcext:value-type="float">
            <text:p>6.00</text:p>
          </table:table-cell>
          <table:table-cell table:formula="of:=FLOOR([.C26]/([.$J$2]/[.$K$2]); 1)" office:value-type="float" office:value="3" calcext:value-type="float">
            <text:p>3</text:p>
          </table:table-cell>
          <table:table-cell table:formula="of:=INT([.B26]) *[.$K$2] + [.D26]" office:value-type="float" office:value="8" calcext:value-type="float">
            <text:p>8</text:p>
          </table:table-cell>
          <table:table-cell table:formula="of:=(INT([.B26]) * [.$K$2]) + INT(([.$K$2] * POWER([.$J$2]; MOD([.B26];1)) / [.$J$2]))" office:value-type="float" office:value="8" calcext:value-type="float">
            <text:p>8.00</text:p>
          </table:table-cell>
          <table:table-cell table:number-columns-repeated="6"/>
        </table:table-row>
        <table:table-row table:style-name="ro1">
          <table:table-cell table:formula="of:=[.A18] * [.$J$2]" office:value-type="float" office:value="70" calcext:value-type="float">
            <text:p>70</text:p>
          </table:table-cell>
          <table:table-cell table:formula="of:=LOG([.A27];[.J$2]) + 0.0001" office:value-type="float" office:value="1.84519804001426" calcext:value-type="float">
            <text:p>1.85</text:p>
          </table:table-cell>
          <table:table-cell table:formula="of:=POWER([.J$2]; MOD([.B27]; 1))" office:value-type="float" office:value="7.00161199514577" calcext:value-type="float">
            <text:p>7.00</text:p>
          </table:table-cell>
          <table:table-cell table:formula="of:=FLOOR([.C27]/([.$J$2]/[.$K$2]); 1)" office:value-type="float" office:value="3" calcext:value-type="float">
            <text:p>3</text:p>
          </table:table-cell>
          <table:table-cell table:formula="of:=INT([.B27]) *[.$K$2] + [.D27]" office:value-type="float" office:value="8" calcext:value-type="float">
            <text:p>8</text:p>
          </table:table-cell>
          <table:table-cell table:formula="of:=(INT([.B27]) * [.$K$2]) + INT(([.$K$2] * POWER([.$J$2]; MOD([.B27];1)) / [.$J$2]))" office:value-type="float" office:value="8" calcext:value-type="float">
            <text:p>8.00</text:p>
          </table:table-cell>
          <table:table-cell table:number-columns-repeated="6"/>
        </table:table-row>
        <table:table-row table:style-name="ro1">
          <table:table-cell table:formula="of:=[.A19] * [.$J$2]" office:value-type="float" office:value="80" calcext:value-type="float">
            <text:p>80</text:p>
          </table:table-cell>
          <table:table-cell table:formula="of:=LOG([.A28];[.J$2]) + 0.0001" office:value-type="float" office:value="1.90318998699194" calcext:value-type="float">
            <text:p>1.90</text:p>
          </table:table-cell>
          <table:table-cell table:formula="of:=POWER([.J$2]; MOD([.B28]; 1))" office:value-type="float" office:value="8.00184228016659" calcext:value-type="float">
            <text:p>8.00</text:p>
          </table:table-cell>
          <table:table-cell table:formula="of:=FLOOR([.C28]/([.$J$2]/[.$K$2]); 1)" office:value-type="float" office:value="4" calcext:value-type="float">
            <text:p>4</text:p>
          </table:table-cell>
          <table:table-cell table:formula="of:=INT([.B28]) *[.$K$2] + [.D28]" office:value-type="float" office:value="9" calcext:value-type="float">
            <text:p>9</text:p>
          </table:table-cell>
          <table:table-cell table:formula="of:=(INT([.B28]) * [.$K$2]) + INT(([.$K$2] * POWER([.$J$2]; MOD([.B28];1)) / [.$J$2]))" office:value-type="float" office:value="9" calcext:value-type="float">
            <text:p>9.00</text:p>
          </table:table-cell>
          <table:table-cell table:number-columns-repeated="6"/>
        </table:table-row>
        <table:table-row table:style-name="ro1">
          <table:table-cell table:formula="of:=[.A20] * [.$J$2]" office:value-type="float" office:value="90" calcext:value-type="float">
            <text:p>90</text:p>
          </table:table-cell>
          <table:table-cell table:formula="of:=LOG([.A29];[.J$2]) + 0.0001" office:value-type="float" office:value="1.95434250943932" calcext:value-type="float">
            <text:p>1.95</text:p>
          </table:table-cell>
          <table:table-cell table:formula="of:=POWER([.J$2]; MOD([.B29]; 1))" office:value-type="float" office:value="9.00207256518742" calcext:value-type="float">
            <text:p>9.00</text:p>
          </table:table-cell>
          <table:table-cell table:formula="of:=FLOOR([.C29]/([.$J$2]/[.$K$2]); 1)" office:value-type="float" office:value="4" calcext:value-type="float">
            <text:p>4</text:p>
          </table:table-cell>
          <table:table-cell table:formula="of:=INT([.B29]) *[.$K$2] + [.D29]" office:value-type="float" office:value="9" calcext:value-type="float">
            <text:p>9</text:p>
          </table:table-cell>
          <table:table-cell table:formula="of:=(INT([.B29]) * [.$K$2]) + INT(([.$K$2] * POWER([.$J$2]; MOD([.B29];1)) / [.$J$2]))" office:value-type="float" office:value="9" calcext:value-type="float">
            <text:p>9.00</text:p>
          </table:table-cell>
          <table:table-cell table:number-columns-repeated="6"/>
        </table:table-row>
        <table:table-row table:style-name="ro1">
          <table:table-cell table:formula="of:=[.A21] * [.$J$2]" office:value-type="float" office:value="100" calcext:value-type="float">
            <text:p>100</text:p>
          </table:table-cell>
          <table:table-cell table:formula="of:=LOG([.A30];[.J$2]) + 0.0001" office:value-type="float" office:value="2.0001" calcext:value-type="float">
            <text:p>2.00</text:p>
          </table:table-cell>
          <table:table-cell table:formula="of:=POWER([.J$2]; MOD([.B30]; 1))" office:value-type="float" office:value="1.00023028502083" calcext:value-type="float">
            <text:p>1.00</text:p>
          </table:table-cell>
          <table:table-cell table:formula="of:=FLOOR([.C30]/([.$J$2]/[.$K$2]); 1)" office:value-type="float" office:value="0" calcext:value-type="float">
            <text:p>0</text:p>
          </table:table-cell>
          <table:table-cell table:formula="of:=INT([.B30]) *[.$K$2] + [.D30]" office:value-type="float" office:value="10" calcext:value-type="float">
            <text:p>10</text:p>
          </table:table-cell>
          <table:table-cell table:formula="of:=(INT([.B30]) * [.$K$2]) + INT(([.$K$2] * POWER([.$J$2]; MOD([.B30];1)) / [.$J$2]))" office:value-type="float" office:value="10" calcext:value-type="float">
            <text:p>10.00</text:p>
          </table:table-cell>
          <table:table-cell table:number-columns-repeated="6"/>
        </table:table-row>
        <table:table-row table:style-name="ro1">
          <table:table-cell table:formula="of:=[.A22] * [.$J$2]" office:value-type="float" office:value="200" calcext:value-type="float">
            <text:p>200</text:p>
          </table:table-cell>
          <table:table-cell table:formula="of:=LOG([.A31];[.J$2]) + 0.0001" office:value-type="float" office:value="2.30112999566398" calcext:value-type="float">
            <text:p>2.30</text:p>
          </table:table-cell>
          <table:table-cell table:formula="of:=POWER([.J$2]; MOD([.B31]; 1))" office:value-type="float" office:value="2.00046057004165" calcext:value-type="float">
            <text:p>2.00</text:p>
          </table:table-cell>
          <table:table-cell table:formula="of:=FLOOR([.C31]/([.$J$2]/[.$K$2]); 1)" office:value-type="float" office:value="1" calcext:value-type="float">
            <text:p>1</text:p>
          </table:table-cell>
          <table:table-cell table:formula="of:=INT([.B31]) *[.$K$2] + [.D31]" office:value-type="float" office:value="11" calcext:value-type="float">
            <text:p>11</text:p>
          </table:table-cell>
          <table:table-cell table:formula="of:=(INT([.B31]) * [.$K$2]) + INT(([.$K$2] * POWER([.$J$2]; MOD([.B31];1)) / [.$J$2]))" office:value-type="float" office:value="11" calcext:value-type="float">
            <text:p>11.00</text:p>
          </table:table-cell>
          <table:table-cell table:number-columns-repeated="6"/>
        </table:table-row>
        <table:table-row table:style-name="ro1">
          <table:table-cell table:formula="of:=[.A23] * [.$J$2]" office:value-type="float" office:value="300" calcext:value-type="float">
            <text:p>300</text:p>
          </table:table-cell>
          <table:table-cell table:formula="of:=LOG([.A32];[.J$2]) + 0.0001" office:value-type="float" office:value="2.47722125471966" calcext:value-type="float">
            <text:p>2.48</text:p>
          </table:table-cell>
          <table:table-cell table:formula="of:=POWER([.J$2]; MOD([.B32]; 1))" office:value-type="float" office:value="3.00069085506247" calcext:value-type="float">
            <text:p>3.00</text:p>
          </table:table-cell>
          <table:table-cell table:formula="of:=FLOOR([.C32]/([.$J$2]/[.$K$2]); 1)" office:value-type="float" office:value="1" calcext:value-type="float">
            <text:p>1</text:p>
          </table:table-cell>
          <table:table-cell table:formula="of:=INT([.B32]) *[.$K$2] + [.D32]" office:value-type="float" office:value="11" calcext:value-type="float">
            <text:p>11</text:p>
          </table:table-cell>
          <table:table-cell table:formula="of:=(INT([.B32]) * [.$K$2]) + INT(([.$K$2] * POWER([.$J$2]; MOD([.B32];1)) / [.$J$2]))" office:value-type="float" office:value="11" calcext:value-type="float">
            <text:p>11.00</text:p>
          </table:table-cell>
          <table:table-cell table:number-columns-repeated="6"/>
        </table:table-row>
        <table:table-row table:style-name="ro1">
          <table:table-cell table:formula="of:=[.A24] * [.$J$2]" office:value-type="float" office:value="400" calcext:value-type="float">
            <text:p>400</text:p>
          </table:table-cell>
          <table:table-cell table:formula="of:=LOG([.A33];[.J$2]) + 0.0001" office:value-type="float" office:value="2.60215999132796" calcext:value-type="float">
            <text:p>2.60</text:p>
          </table:table-cell>
          <table:table-cell table:formula="of:=POWER([.J$2]; MOD([.B33]; 1))" office:value-type="float" office:value="4.0009211400833" calcext:value-type="float">
            <text:p>4.00</text:p>
          </table:table-cell>
          <table:table-cell table:formula="of:=FLOOR([.C33]/([.$J$2]/[.$K$2]); 1)" office:value-type="float" office:value="2" calcext:value-type="float">
            <text:p>2</text:p>
          </table:table-cell>
          <table:table-cell table:formula="of:=INT([.B33]) *[.$K$2] + [.D33]" office:value-type="float" office:value="12" calcext:value-type="float">
            <text:p>12</text:p>
          </table:table-cell>
          <table:table-cell table:formula="of:=(INT([.B33]) * [.$K$2]) + INT(([.$K$2] * POWER([.$J$2]; MOD([.B33];1)) / [.$J$2]))" office:value-type="float" office:value="12" calcext:value-type="float">
            <text:p>12.00</text:p>
          </table:table-cell>
          <table:table-cell table:number-columns-repeated="6"/>
        </table:table-row>
        <table:table-row table:style-name="ro1">
          <table:table-cell table:formula="of:=[.A25] * [.$J$2]" office:value-type="float" office:value="500" calcext:value-type="float">
            <text:p>500</text:p>
          </table:table-cell>
          <table:table-cell table:formula="of:=LOG([.A34];[.J$2]) + 0.0001" office:value-type="float" office:value="2.69907000433602" calcext:value-type="float">
            <text:p>2.70</text:p>
          </table:table-cell>
          <table:table-cell table:formula="of:=POWER([.J$2]; MOD([.B34]; 1))" office:value-type="float" office:value="5.00115142510412" calcext:value-type="float">
            <text:p>5.00</text:p>
          </table:table-cell>
          <table:table-cell table:formula="of:=FLOOR([.C34]/([.$J$2]/[.$K$2]); 1)" office:value-type="float" office:value="2" calcext:value-type="float">
            <text:p>2</text:p>
          </table:table-cell>
          <table:table-cell table:formula="of:=INT([.B34]) *[.$K$2] + [.D34]" office:value-type="float" office:value="12" calcext:value-type="float">
            <text:p>12</text:p>
          </table:table-cell>
          <table:table-cell table:formula="of:=(INT([.B34]) * [.$K$2]) + INT(([.$K$2] * POWER([.$J$2]; MOD([.B34];1)) / [.$J$2]))" office:value-type="float" office:value="12" calcext:value-type="float">
            <text:p>12.00</text:p>
          </table:table-cell>
          <table:table-cell table:number-columns-repeated="6"/>
        </table:table-row>
        <table:table-row table:style-name="ro1">
          <table:table-cell table:formula="of:=[.A26] * [.$J$2]" office:value-type="float" office:value="600" calcext:value-type="float">
            <text:p>600</text:p>
          </table:table-cell>
          <table:table-cell table:formula="of:=LOG([.A35];[.J$2]) + 0.0001" office:value-type="float" office:value="2.77825125038364" calcext:value-type="float">
            <text:p>2.78</text:p>
          </table:table-cell>
          <table:table-cell table:formula="of:=POWER([.J$2]; MOD([.B35]; 1))" office:value-type="float" office:value="6.00138171012495" calcext:value-type="float">
            <text:p>6.00</text:p>
          </table:table-cell>
          <table:table-cell table:formula="of:=FLOOR([.C35]/([.$J$2]/[.$K$2]); 1)" office:value-type="float" office:value="3" calcext:value-type="float">
            <text:p>3</text:p>
          </table:table-cell>
          <table:table-cell table:formula="of:=INT([.B35]) *[.$K$2] + [.D35]" office:value-type="float" office:value="13" calcext:value-type="float">
            <text:p>13</text:p>
          </table:table-cell>
          <table:table-cell table:formula="of:=(INT([.B35]) * [.$K$2]) + INT(([.$K$2] * POWER([.$J$2]; MOD([.B35];1)) / [.$J$2]))" office:value-type="float" office:value="13" calcext:value-type="float">
            <text:p>13.00</text:p>
          </table:table-cell>
          <table:table-cell table:number-columns-repeated="6"/>
        </table:table-row>
        <table:table-row table:style-name="ro1">
          <table:table-cell table:formula="of:=[.A27] * [.$J$2]" office:value-type="float" office:value="700" calcext:value-type="float">
            <text:p>700</text:p>
          </table:table-cell>
          <table:table-cell table:formula="of:=LOG([.A36];[.J$2]) + 0.0001" office:value-type="float" office:value="2.84519804001426" calcext:value-type="float">
            <text:p>2.85</text:p>
          </table:table-cell>
          <table:table-cell table:formula="of:=POWER([.J$2]; MOD([.B36]; 1))" office:value-type="float" office:value="7.00161199514578" calcext:value-type="float">
            <text:p>7.00</text:p>
          </table:table-cell>
          <table:table-cell table:formula="of:=FLOOR([.C36]/([.$J$2]/[.$K$2]); 1)" office:value-type="float" office:value="3" calcext:value-type="float">
            <text:p>3</text:p>
          </table:table-cell>
          <table:table-cell table:formula="of:=INT([.B36]) *[.$K$2] + [.D36]" office:value-type="float" office:value="13" calcext:value-type="float">
            <text:p>13</text:p>
          </table:table-cell>
          <table:table-cell table:formula="of:=(INT([.B36]) * [.$K$2]) + INT(([.$K$2] * POWER([.$J$2]; MOD([.B36];1)) / [.$J$2]))" office:value-type="float" office:value="13" calcext:value-type="float">
            <text:p>13.00</text:p>
          </table:table-cell>
          <table:table-cell table:number-columns-repeated="6"/>
        </table:table-row>
        <table:table-row table:style-name="ro1">
          <table:table-cell table:formula="of:=[.A28] * [.$J$2]" office:value-type="float" office:value="800" calcext:value-type="float">
            <text:p>800</text:p>
          </table:table-cell>
          <table:table-cell table:formula="of:=LOG([.A37];[.J$2]) + 0.0001" office:value-type="float" office:value="2.90318998699194" calcext:value-type="float">
            <text:p>2.90</text:p>
          </table:table-cell>
          <table:table-cell table:formula="of:=POWER([.J$2]; MOD([.B37]; 1))" office:value-type="float" office:value="8.0018422801666" calcext:value-type="float">
            <text:p>8.00</text:p>
          </table:table-cell>
          <table:table-cell table:formula="of:=FLOOR([.C37]/([.$J$2]/[.$K$2]); 1)" office:value-type="float" office:value="4" calcext:value-type="float">
            <text:p>4</text:p>
          </table:table-cell>
          <table:table-cell table:formula="of:=INT([.B37]) *[.$K$2] + [.D37]" office:value-type="float" office:value="14" calcext:value-type="float">
            <text:p>14</text:p>
          </table:table-cell>
          <table:table-cell table:formula="of:=(INT([.B37]) * [.$K$2]) + INT(([.$K$2] * POWER([.$J$2]; MOD([.B37];1)) / [.$J$2]))" office:value-type="float" office:value="14" calcext:value-type="float">
            <text:p>14.00</text:p>
          </table:table-cell>
          <table:table-cell table:number-columns-repeated="6"/>
        </table:table-row>
        <table:table-row table:style-name="ro1">
          <table:table-cell table:formula="of:=[.A29] * [.$J$2]" office:value-type="float" office:value="900" calcext:value-type="float">
            <text:p>900</text:p>
          </table:table-cell>
          <table:table-cell table:formula="of:=LOG([.A38];[.J$2]) + 0.0001" office:value-type="float" office:value="2.95434250943932" calcext:value-type="float">
            <text:p>2.95</text:p>
          </table:table-cell>
          <table:table-cell table:formula="of:=POWER([.J$2]; MOD([.B38]; 1))" office:value-type="float" office:value="9.00207256518742" calcext:value-type="float">
            <text:p>9.00</text:p>
          </table:table-cell>
          <table:table-cell table:formula="of:=FLOOR([.C38]/([.$J$2]/[.$K$2]); 1)" office:value-type="float" office:value="4" calcext:value-type="float">
            <text:p>4</text:p>
          </table:table-cell>
          <table:table-cell table:formula="of:=INT([.B38]) *[.$K$2] + [.D38]" office:value-type="float" office:value="14" calcext:value-type="float">
            <text:p>14</text:p>
          </table:table-cell>
          <table:table-cell table:formula="of:=(INT([.B38]) * [.$K$2]) + INT(([.$K$2] * POWER([.$J$2]; MOD([.B38];1)) / [.$J$2]))" office:value-type="float" office:value="14" calcext:value-type="float">
            <text:p>14.00</text:p>
          </table:table-cell>
          <table:table-cell table:number-columns-repeated="6"/>
        </table:table-row>
        <table:table-row table:style-name="ro1">
          <table:table-cell table:formula="of:=[.A30] * [.$J$2]" office:value-type="float" office:value="1000" calcext:value-type="float">
            <text:p>1000</text:p>
          </table:table-cell>
          <table:table-cell table:formula="of:=LOG([.A39];[.J$2]) + 0.0001" office:value-type="float" office:value="3.0001" calcext:value-type="float">
            <text:p>3.00</text:p>
          </table:table-cell>
          <table:table-cell table:style-name="ce5" table:formula="of:=POWER([.J$2]; MOD([.B39]; 1))" office:value-type="float" office:value="1.00023028502082" calcext:value-type="float">
            <text:p>1.00</text:p>
          </table:table-cell>
          <table:table-cell table:style-name="ce6" table:formula="of:=FLOOR([.C39]/([.$J$2]/[.$K$2]); 1)" office:value-type="float" office:value="0" calcext:value-type="float">
            <text:p>0</text:p>
          </table:table-cell>
          <table:table-cell table:style-name="ce6" table:formula="of:=INT([.B39]) *[.$K$2] + [.D39]" office:value-type="float" office:value="15" calcext:value-type="float">
            <text:p>15</text:p>
          </table:table-cell>
          <table:table-cell table:formula="of:=(INT([.B39]) * [.$K$2]) + INT(([.$K$2] * POWER([.$J$2]; MOD([.B39];1)) / [.$J$2]))" office:value-type="float" office:value="15" calcext:value-type="float">
            <text:p>15.00</text:p>
          </table:table-cell>
          <table:table-cell table:number-columns-repeated="6"/>
        </table:table-row>
        <table:table-row table:style-name="ro1">
          <table:table-cell table:formula="of:=[.A31] * [.$J$2]" office:value-type="float" office:value="2000" calcext:value-type="float">
            <text:p>2000</text:p>
          </table:table-cell>
          <table:table-cell table:formula="of:=LOG([.A40];[.J$2]) + 0.0001" office:value-type="float" office:value="3.30112999566398" calcext:value-type="float">
            <text:p>3.30</text:p>
          </table:table-cell>
          <table:table-cell table:formula="of:=POWER([.J$2]; MOD([.B40]; 1))" office:value-type="float" office:value="2.00046057004165" calcext:value-type="float">
            <text:p>2.00</text:p>
          </table:table-cell>
          <table:table-cell table:formula="of:=FLOOR([.C40]/([.$J$2]/[.$K$2]); 1)" office:value-type="float" office:value="1" calcext:value-type="float">
            <text:p>1</text:p>
          </table:table-cell>
          <table:table-cell table:formula="of:=INT([.B40]) *[.$K$2] + [.D40]" office:value-type="float" office:value="16" calcext:value-type="float">
            <text:p>16</text:p>
          </table:table-cell>
          <table:table-cell table:formula="of:=(INT([.B40]) * [.$K$2]) + INT(([.$K$2] * POWER([.$J$2]; MOD([.B40];1)) / [.$J$2]))" office:value-type="float" office:value="16" calcext:value-type="float">
            <text:p>16.00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Default" table:formula="of:=3 * POWER(3; 7)" office:value-type="float" office:value="6561" calcext:value-type="float">
            <text:p>656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Default" table:formula="of:=POWER(3;7 + 1)" office:value-type="float" office:value="6561" calcext:value-type="float">
            <text:p>6561</text:p>
          </table:table-cell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16:27:29.385474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4-09T16:38:45.068631176</meta:creation-date>
    <dc:date>2014-07-03T02:29:51.533850887</dc:date>
    <dc:creator>Alex Fraser</dc:creator>
    <meta:editing-duration>PT9H59M53S</meta:editing-duration>
    <meta:editing-cycles>7</meta:editing-cycles>
    <meta:generator>LibreOffice/4.2.4.2$Linux_X86_64 LibreOffice_project/420m0$Build-2</meta:generator>
    <meta:document-statistic meta:table-count="2" meta:cell-count="386" meta:object-count="0"/>
  </office:meta>
</office:document-meta>
</file>